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size="13pt" style:font-size-asian="13pt" style:font-size-complex="13pt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Documentação do Projeto: Sistema de Gerenciamento de Acervo de Livros</text:h>
      <text:h text:style-name="Heading_20_4" text:outline-level="4"><text:span text:style-name="T1">1. </text:span><text:span text:style-name="Strong_20_Emphasis"><text:span text:style-name="T1">Descrição</text:span></text:span></text:h>
      <text:p text:style-name="P10">Este projeto implementa um sistema de gerenciamento de acervo de livros, permitindo adicionar, listar, ordenar e buscar livros. A interface é uma linha de comando (CLI), onde o usuário pode interagir com o acervo de forma simples.</text:p>
      <text:h text:style-name="Heading_20_4" text:outline-level="4"><text:span text:style-name="T1">2. </text:span><text:span text:style-name="Strong_20_Emphasis"><text:span text:style-name="T1">Estrutura de Dados</text:span></text:span></text:h>
      <text:p text:style-name="Text_20_body"><text:span text:style-name="T1">Utilizamos uma </text:span><text:span text:style-name="Strong_20_Emphasis"><text:span text:style-name="T1">lista encadeada</text:span></text:span><text:span text:style-name="T1"> para armazenar os livros. Uma lista encadeada foi escolhida devido à sua eficiência para manipular elementos de forma dinâmica, sem necessidade de realocação de memória. Cada nó da lista contém um objeto </text:span><text:span text:style-name="Source_20_Text"><text:span text:style-name="T1">Livro</text:span></text:span><text:span text:style-name="T1">, que guarda as informações de título, autor e ano de publicação.</text:span></text:p>
      <text:h text:style-name="Heading_20_5" text:outline-level="5"><text:span text:style-name="Strong_20_Emphasis"><text:span text:style-name="T1">Vantagens da Lista Encadeada:</text:span></text:span></text:h>
      <text:list xml:id="list1938859739" text:style-name="L1">
        <text:list-item>
          <text:p text:style-name="P3"><text:span text:style-name="Strong_20_Emphasis"><text:span text:style-name="T1">Inserção Dinâmica</text:span></text:span><text:span text:style-name="T1">: Novos livros são adicionados sem necessidade de reordenar ou realocar a lista.</text:span></text:p>
        </text:list-item>
        <text:list-item>
          <text:p text:style-name="P2"><text:span text:style-name="Strong_20_Emphasis"><text:span text:style-name="T1">Uso eficiente de memória</text:span></text:span><text:span text:style-name="T1">: Apenas a memória necessária é utilizada.</text:span></text:p>
        </text:list-item>
      </text:list>
      <text:h text:style-name="Heading_20_4" text:outline-level="4"><text:span text:style-name="T1">3. </text:span><text:span text:style-name="Strong_20_Emphasis"><text:span text:style-name="T1">Classe Livro</text:span></text:span></text:h>
      <text:p text:style-name="Text_20_body"><text:span text:style-name="T1">A classe </text:span><text:span text:style-name="Source_20_Text"><text:span text:style-name="T1">Livro</text:span></text:span><text:span text:style-name="T1"> contém os atributos:</text:span></text:p>
      <text:list xml:id="list1797781237" text:style-name="L2">
        <text:list-item>
          <text:p text:style-name="P5"><text:span text:style-name="Strong_20_Emphasis"><text:span text:style-name="T1">Título</text:span></text:span><text:span text:style-name="T1">: Nome do livro.</text:span></text:p>
        </text:list-item>
        <text:list-item>
          <text:p text:style-name="P5"><text:span text:style-name="Strong_20_Emphasis"><text:span text:style-name="T1">Autor</text:span></text:span><text:span text:style-name="T1">: Nome do autor.</text:span></text:p>
        </text:list-item>
        <text:list-item>
          <text:p text:style-name="P4"><text:span text:style-name="Strong_20_Emphasis"><text:span text:style-name="T1">Ano de publicação</text:span></text:span><text:span text:style-name="T1">: Ano de lançamento.</text:span></text:p>
        </text:list-item>
      </text:list>
      <text:h text:style-name="Heading_20_4" text:outline-level="4"><text:span text:style-name="T1">4. </text:span><text:span text:style-name="Strong_20_Emphasis"><text:span text:style-name="T1">Algoritmo de Ordenação: Bubble Sort</text:span></text:span></text:h>
      <text:p text:style-name="Text_20_body"><text:span text:style-name="T1">O </text:span><text:span text:style-name="Strong_20_Emphasis"><text:span text:style-name="T1">Bubble Sort</text:span></text:span><text:span text:style-name="T1"> foi escolhido para ordenar o acervo por título ou autor. O algoritmo percorre a lista comparando elementos adjacentes e trocando-os se estiverem fora de ordem, repetindo o processo até que a lista esteja ordenada.</text:span></text:p>
      <text:h text:style-name="Heading_20_5" text:outline-level="5"><text:span text:style-name="Strong_20_Emphasis"><text:span text:style-name="T1">Por que escolher Bubble Sort?</text:span></text:span></text:h>
      <text:list xml:id="list3480616087" text:style-name="L3">
        <text:list-item>
          <text:p text:style-name="P7"><text:span text:style-name="Strong_20_Emphasis"><text:span text:style-name="T1">Simplicidade</text:span></text:span><text:span text:style-name="T1">: Fácil de implementar e entender, adequado para projetos menores.</text:span></text:p>
        </text:list-item>
        <text:list-item>
          <text:p text:style-name="P6"><text:span text:style-name="Strong_20_Emphasis"><text:span text:style-name="T1">Tamanho Moderado de Dados</text:span></text:span><text:span text:style-name="T1">: Em um acervo com poucas centenas de livros, o Bubble Sort tem um desempenho aceitável, apesar de sua complexidade de tempo ser </text:span><text:span text:style-name="Strong_20_Emphasis"><text:span text:style-name="T1">O(n²)</text:span></text:span><text:span text:style-name="T1">. Em acervos maiores, algoritmos mais eficientes, como Quick Sort, poderiam ser considerados.</text:span></text:p>
        </text:list-item>
      </text:list>
      <text:h text:style-name="Heading_20_4" text:outline-level="4"><text:span text:style-name="T1">5. </text:span><text:span text:style-name="Strong_20_Emphasis"><text:span text:style-name="T1">Funcionalidades</text:span></text:span></text:h>
      <text:p text:style-name="P10">A interface CLI permite as seguintes operações:</text:p>
      <text:list xml:id="list378426543" text:style-name="L4">
        <text:list-item>
          <text:p text:style-name="P9"><text:span text:style-name="Strong_20_Emphasis"><text:span text:style-name="T1">Adicionar Livro</text:span></text:span><text:span text:style-name="T1">: O usuário insere o título, autor e ano do livro.</text:span></text:p>
        </text:list-item>
        <text:list-item>
          <text:p text:style-name="P9"><text:span text:style-name="Strong_20_Emphasis"><text:span text:style-name="T1">Listar Livros</text:span></text:span><text:span text:style-name="T1">: Exibe todos os livros presentes no acervo.</text:span></text:p>
        </text:list-item>
        <text:list-item>
          <text:p text:style-name="P9"><text:span text:style-name="Strong_20_Emphasis"><text:span text:style-name="T1">Ordenar por Título ou Autor</text:span></text:span><text:span text:style-name="T1">: Utiliza Bubble Sort para ordenar o acervo.</text:span></text:p>
        </text:list-item>
        <text:list-item>
          <text:p text:style-name="P9"><text:span text:style-name="Strong_20_Emphasis"><text:span text:style-name="T1">Buscar Livro</text:span></text:span><text:span text:style-name="T1">: Permite buscar um livro por título ou autor.</text:span></text:p>
        </text:list-item>
        <text:list-item>
          <text:p text:style-name="P8"><text:span text:style-name="Strong_20_Emphasis"><text:span text:style-name="T1">Sair</text:span></text:span><text:span text:style-name="T1">: Finaliza o programa.</text:span></text:p>
        </text:list-item>
      </text:list>
      <text:h text:style-name="Heading_20_4" text:outline-level="4"><text:span text:style-name="T1">6. </text:span><text:span text:style-name="Strong_20_Emphasis"><text:span text:style-name="T1">Conclusão</text:span></text:span></text:h>
      <text:p text:style-name="P10">Este sistema proporciona uma maneira eficiente de gerenciar um acervo de livros com inserção dinâmica e ordenação simples. O uso da lista encadeada foi ideal para a flexibilidade no armazenamento de livros, e o Bubble Sort foi escolhido por ser fácil de implementar e adequado ao tamanho reduzido do acervo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4T09:47:46.982257608</meta:creation-date>
    <dc:date>2024-09-14T09:49:16.497169176</dc:date>
    <meta:editing-duration>PT1M30S</meta:editing-duration>
    <meta:editing-cycles>1</meta:editing-cycles>
    <meta:document-statistic meta:table-count="0" meta:image-count="0" meta:object-count="0" meta:page-count="1" meta:paragraph-count="27" meta:word-count="371" meta:character-count="2256" meta:non-whitespace-character-count="1926"/>
    <meta:generator>LibreOffice/7.3.7.2$Linux_X86_64 LibreOffice_project/30$Build-2</meta:generator>
  </office:meta>
</office:document-meta>
</file>